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de07" officeooo:paragraph-rsid="0018de0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de07" style:font-size-asian="18pt" style:font-style-asian="normal" style:font-weight-asian="normal" style:font-size-complex="18pt"/>
    </style:style>
    <style:style style:name="T5" style:family="text">
      <style:text-properties officeooo:rsid="0018d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3rd</text:span><text:span text:style-name="T3"> of </text:span><text:span text:style-name="T4">December</text:span><text:span text:style-name="T3"> 2020 under the </text:span><text:span text:style-name="T4">36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implement the mob heads part of the currently implemented Vanilla Tweaks datapack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36-2: To implement the mob heads portion Vanilla Tweaks (datapack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23T13:15:01.059594154</dc:date>
    <meta:editing-duration>PT1M22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53" meta:character-count="350" meta:non-whitespace-character-count="304"/>
  </office:meta>
</office:document-meta>
</file>